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4071in"/>
    </style:style>
    <style:style style:name="co3" style:family="table-column">
      <style:table-column-properties fo:break-before="auto" style:column-width="0.4665in"/>
    </style:style>
    <style:style style:name="co4" style:family="table-column">
      <style:table-column-properties fo:break-before="auto" style:column-width="0.3673in"/>
    </style:style>
    <style:style style:name="co5" style:family="table-column">
      <style:table-column-properties fo:break-before="auto" style:column-width="0.5165in"/>
    </style:style>
    <style:style style:name="co6" style:family="table-column">
      <style:table-column-properties fo:break-before="auto" style:column-width="0.3772in"/>
    </style:style>
    <style:style style:name="co7" style:family="table-column">
      <style:table-column-properties fo:break-before="auto" style:column-width="1.2457in"/>
    </style:style>
    <style:style style:name="co8" style:family="table-column">
      <style:table-column-properties fo:break-before="auto" style:column-width="0.1681in"/>
    </style:style>
    <style:style style:name="co9" style:family="table-column">
      <style:table-column-properties fo:break-before="auto" style:column-width="0.7772in"/>
    </style:style>
    <style:style style:name="co10" style:family="table-column">
      <style:table-column-properties fo:break-before="auto" style:column-width="0.578in"/>
    </style:style>
    <style:style style:name="co11" style:family="table-column">
      <style:table-column-properties fo:break-before="auto" style:column-width="0.2984in"/>
    </style:style>
    <style:style style:name="co12" style:family="table-column">
      <style:table-column-properties fo:break-before="auto" style:column-width="0.4472in"/>
    </style:style>
    <style:style style:name="co13" style:family="table-column">
      <style:table-column-properties fo:break-before="auto" style:column-width="1.7736in"/>
    </style:style>
    <style:style style:name="co14" style:family="table-column">
      <style:table-column-properties fo:break-before="auto" style:column-width="1.902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8256in"/>
    </style:style>
    <style:style style:name="co18" style:family="table-column">
      <style:table-column-properties fo:break-before="auto" style:column-width="0.6264in"/>
    </style:style>
    <style:style style:name="co27" style:family="table-column">
      <style:table-column-properties fo:break-before="auto" style:column-width="2.1516in"/>
    </style:style>
    <style:style style:name="co28" style:family="table-column">
      <style:table-column-properties fo:break-before="auto" style:column-width="2.4402in"/>
    </style:style>
    <style:style style:name="co29" style:family="table-column">
      <style:table-column-properties fo:break-before="auto" style:column-width="2.0717in"/>
    </style:style>
    <style:style style:name="co30" style:family="table-column">
      <style:table-column-properties fo:break-before="auto" style:column-width="0.7555in"/>
    </style:style>
    <style:style style:name="co24" style:family="table-column">
      <style:table-column-properties fo:break-before="auto" style:column-width="0.7256in"/>
    </style:style>
    <style:style style:name="co31" style:family="table-column">
      <style:table-column-properties fo:break-before="auto" style:column-width="0.7362in"/>
    </style:style>
    <style:style style:name="co32" style:family="table-column">
      <style:table-column-properties fo:break-before="auto" style:column-width="0.9555in"/>
    </style:style>
    <style:style style:name="co33" style:family="table-column">
      <style:table-column-properties fo:break-before="auto" style:column-width="1.0646in"/>
    </style:style>
    <style:style style:name="co34" style:family="table-column">
      <style:table-column-properties fo:break-before="auto" style:column-width="1.1744in"/>
    </style:style>
    <style:style style:name="co35" style:family="table-column">
      <style:table-column-properties fo:break-before="auto" style:column-width="3.1681in"/>
    </style:style>
    <style:style style:name="co36" style:family="table-column">
      <style:table-column-properties fo:break-before="auto" style:column-width="1.2043in"/>
    </style:style>
    <style:style style:name="co37" style:family="table-column">
      <style:table-column-properties fo:break-before="auto" style:column-width="0.6563in"/>
    </style:style>
    <style:style style:name="co38" style:family="table-column">
      <style:table-column-properties fo:break-before="auto" style:column-width="0.8854in"/>
    </style:style>
    <style:style style:name="co39" style:family="table-column">
      <style:table-column-properties fo:break-before="auto" style:column-width="0.9453in"/>
    </style:style>
    <style:style style:name="co40" style:family="table-column">
      <style:table-column-properties fo:break-before="auto" style:column-width="0.8161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3366in" fo:break-before="auto" style:use-optimal-row-height="true"/>
    </style:style>
    <style:style style:name="ro4" style:family="table-row">
      <style:table-row-properties style:row-height="0.4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99999"/>
    </style:style>
    <style:style style:name="ce2" style:family="table-cell" style:parent-style-name="Default" style:data-style-name="N121">
      <style:text-properties fo:color="#999999"/>
    </style:style>
    <style:style style:name="ce3" style:family="table-cell" style:parent-style-name="Default" style:data-style-name="N121"/>
    <style:style style:name="ce4" style:family="table-cell" style:parent-style-name="Default">
      <style:text-properties fo:color="#000000"/>
    </style:style>
    <style:style style:name="ce5" style:family="table-cell" style:parent-style-name="Default" style:data-style-name="N122"/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8" style:family="table-cell" style:parent-style-name="Default">
      <style:table-cell-properties fo:border-bottom="0.0008in solid #000000" fo:border-left="none" fo:border-right="0.0008in solid #000000" fo:border-top="0.0008in solid #000000"/>
    </style:style>
  </office:automatic-styles>
  <office:body>
    <office:spreadsheet>
      <table:table table:name="SMT P&amp;P (ONLY)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ce2"/>
        <table:table-column table:style-name="co11" table:default-cell-style-name="ce1"/>
        <table:table-column table:style-name="co3" table:number-columns-repeated="2" table:default-cell-style-name="ce1"/>
        <table:table-column table:style-name="co12" table:default-cell-style-name="ce1"/>
        <table:table-column table:style-name="co13" table:default-cell-style-name="ce4"/>
        <table:table-column table:style-name="co14" table:default-cell-style-name="ce4"/>
        <table:table-column table:style-name="co15" table:default-cell-style-name="ce5"/>
        <table:table-column table:style-name="co15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row table:style-name="ro1">
          <table:table-cell office:value-type="string">
            <text:p>Note: This is the master page. <text:s/>The next tab should have columns A:J copy-pasted to create csv file</text:p>
          </table:table-cell>
          <table:table-cell table:number-columns-repeated="27"/>
          <table:table-cell table:style-name="ce6" table:number-columns-repeated="2"/>
        </table:table-row>
        <table:table-row table:style-name="ro1">
          <table:table-cell table:number-columns-repeated="17"/>
          <table:table-cell table:style-name="Default" table:number-columns-repeated="2"/>
          <table:table-cell table:number-columns-repeated="9"/>
          <table:table-cell table:style-name="ce6" table:number-columns-repeated="2"/>
        </table:table-row>
        <table:table-row table:style-name="ro2">
          <table:table-cell office:value-type="string">
            <text:p>#</text:p>
          </table:table-cell>
          <table:table-cell office:value-type="string">
            <text:p>Nozzle</text:p>
          </table:table-cell>
          <table:table-cell office:value-type="string">
            <text:p>Reel</text:p>
          </table:table-cell>
          <table:table-cell office:value-type="string">
            <text:p>X</text:p>
            <text:p>p&amp;p</text:p>
          </table:table-cell>
          <table:table-cell office:value-type="string">
            <text:p>Y</text:p>
            <text:p>p&amp;p</text:p>
          </table:table-cell>
          <table:table-cell office:value-type="string">
            <text:p>Rot</text:p>
            <text:p>p&amp;p</text:p>
          </table:table-cell>
          <table:table-cell office:value-type="string">
            <text:p>Height</text:p>
          </table:table-cell>
          <table:table-cell office:value-type="string">
            <text:p>Skip</text:p>
          </table:table-cell>
          <table:table-cell office:value-type="string">
            <text:p>Ref</text:p>
          </table:table-cell>
          <table:table-cell office:value-type="string">
            <text:p>Note</text:p>
          </table:table-cell>
          <table:table-cell/>
          <table:table-cell office:value-type="string">
            <text:p>Package</text:p>
          </table:table-cell>
          <table:table-cell office:value-type="string">
            <text:p>Val</text:p>
          </table:table-cell>
          <table:table-cell/>
          <table:table-cell office:value-type="string">
            <text:p>X</text:p>
            <text:p>kicad</text:p>
          </table:table-cell>
          <table:table-cell office:value-type="string">
            <text:p>Y</text:p>
            <text:p>kicad</text:p>
          </table:table-cell>
          <table:table-cell office:value-type="string">
            <text:p>Rot</text:p>
            <text:p>kicad</text:p>
          </table:table-cell>
          <table:table-cell office:value-type="string">
            <text:p>Note</text:p>
          </table:table-cell>
          <table:table-cell office:value-type="string">
            <text:p>Digikey PN</text:p>
          </table:table-cell>
          <table:table-cell office:value-type="string">
            <text:p>$@QTY</text:p>
          </table:table-cell>
          <table:table-cell office:value-type="string">
            <text:p>QTY/GG</text:p>
          </table:table-cell>
          <table:table-cell office:value-type="string">
            <text:p>QTY in</text:p>
            <text:p>700 GG3s</text:p>
          </table:table-cell>
          <table:table-cell office:value-type="string">
            <text:p>nominal $</text:p>
            <text:p>per GG3</text:p>
          </table:table-cell>
          <table:table-cell office:value-type="string">
            <text:p>Leftover QTY</text:p>
            <text:p>from GG2</text:p>
          </table:table-cell>
          <table:table-cell office:value-type="string">
            <text:p>QTY needed</text:p>
            <text:p>for 700 GG3s</text:p>
          </table:table-cell>
          <table:table-cell office:value-type="string">
            <text:p>purchased</text:p>
            <text:p>in multiples of</text:p>
          </table:table-cell>
          <table:table-cell office:value-type="string">
            <text:p>QTY to buy</text:p>
            <text:p>in 1st order</text:p>
          </table:table-cell>
          <table:table-cell office:value-type="string">
            <text:p>$ (total)</text:p>
          </table:table-cell>
          <table:table-cell table:style-name="ce6" table:number-columns-repeated="2"/>
        </table:table-row>
        <table:table-row table:style-name="ro1">
          <table:table-cell table:number-columns-repeated="12"/>
          <table:table-cell table:style-name="ce3"/>
          <table:table-cell table:style-name="Default" table:number-columns-repeated="4"/>
          <table:table-cell table:number-columns-repeated="13"/>
        </table:table-row>
        <table:table-row table:style-name="ro1">
          <table:table-cell table:number-columns-repeated="21"/>
          <table:table-cell office:value-type="string">
            <text:p>$(nom)/PCB</text:p>
          </table:table-cell>
          <table:table-cell table:formula="of:=SUM([.W#REF!:.W#REF!])" office:value-type="float" office:value="0">
            <text:p>#REF!</text:p>
          </table:table-cell>
          <table:table-cell table:number-columns-repeated="7"/>
        </table:table-row>
        <table:table-row table:style-name="ro1" table:number-rows-repeated="6">
          <table:table-cell table:number-columns-repeated="30"/>
        </table:table-row>
        <table:table-row table:style-name="ro1" table:number-rows-repeated="8">
          <table:table-cell table:number-columns-repeated="10"/>
          <table:table-cell table:style-name="Default" table:number-columns-repeated="10"/>
          <table:table-cell table:number-columns-repeated="10"/>
        </table:table-row>
        <table:table-row table:style-name="ro1" table:number-rows-repeated="104855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Hand Place (ONLY)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8" table:default-cell-style-name="ce5"/>
        <table:table-column table:style-name="co37" table:default-cell-style-name="Default"/>
        <table:table-column table:style-name="co38" table:default-cell-style-name="Default"/>
        <table:table-column table:style-name="co24" table:default-cell-style-name="Default"/>
        <table:table-column table:style-name="co3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40" table:default-cell-style-name="Default"/>
        <table:table-row table:style-name="ro2">
          <table:table-cell office:value-type="string">
            <text:p>Description</text:p>
          </table:table-cell>
          <table:table-cell office:value-type="string">
            <text:p>Note</text:p>
          </table:table-cell>
          <table:table-cell office:value-type="string">
            <text:p>Digikey PN</text:p>
          </table:table-cell>
          <table:table-cell office:value-type="string">
            <text:p>$@QTY</text:p>
          </table:table-cell>
          <table:table-cell office:value-type="string">
            <text:p>QTY/GG</text:p>
          </table:table-cell>
          <table:table-cell office:value-type="string">
            <text:p>QTY in</text:p>
            <text:p>700 GG3s</text:p>
          </table:table-cell>
          <table:table-cell office:value-type="string">
            <text:p>nominal $</text:p>
            <text:p>per GG3</text:p>
          </table:table-cell>
          <table:table-cell office:value-type="string">
            <text:p>Leftover QTY</text:p>
            <text:p>from GG2</text:p>
          </table:table-cell>
          <table:table-cell office:value-type="string">
            <text:p>QTY needed</text:p>
            <text:p>for 700 GG3s</text:p>
          </table:table-cell>
          <table:table-cell office:value-type="string">
            <text:p>purchased</text:p>
            <text:p>in multiples of</text:p>
          </table:table-cell>
          <table:table-cell office:value-type="string">
            <text:p>QTY to buy</text:p>
            <text:p>in 1st order</text:p>
          </table:table-cell>
          <table:table-cell office:value-type="string">
            <text:p>$ (total)</text:p>
            <text:p>in 1st order</text:p>
          </table:table-cell>
        </table:table-row>
        <table:table-row table:style-name="ro1">
          <table:table-cell office:value-type="string">
            <text:p>Barrel Jack</text:p>
          </table:table-cell>
          <table:table-cell/>
          <table:table-cell office:value-type="string">
            <text:p>PJ-076B</text:p>
          </table:table-cell>
          <table:table-cell office:value-type="float" office:value="0.5808">
            <text:p>0.5808</text:p>
          </table:table-cell>
          <table:table-cell office:value-type="float" office:value="1">
            <text:p>1</text:p>
          </table:table-cell>
          <table:table-cell table:formula="of:=700*[.E2]" office:value-type="float" office:value="700">
            <text:p>700</text:p>
          </table:table-cell>
          <table:table-cell table:formula="of:=[.E2]*[.D2]" office:value-type="float" office:value="0.5808">
            <text:p>0.58</text:p>
          </table:table-cell>
          <table:table-cell office:value-type="float" office:value="0">
            <text:p>0</text:p>
          </table:table-cell>
          <table:table-cell table:formula="of:=[.F2]-[.H2]" office:value-type="float" office:value="700">
            <text:p>700</text:p>
          </table:table-cell>
          <table:table-cell table:number-columns-repeated="2" office:value-type="float" office:value="1000">
            <text:p>1000</text:p>
          </table:table-cell>
          <table:table-cell table:formula="of:=[.K2]*[.D2]" office:value-type="float" office:value="580.8">
            <text:p>580.8</text:p>
          </table:table-cell>
        </table:table-row>
        <table:table-row table:style-name="ro1">
          <table:table-cell office:value-type="string">
            <text:p>Barrel Connector</text:p>
          </table:table-cell>
          <table:table-cell office:value-type="string">
            <text:p>Technically part of probe cable, but included here</text:p>
          </table:table-cell>
          <table:table-cell office:value-type="string">
            <text:p>CP3-1001-ND</text:p>
          </table:table-cell>
          <table:table-cell office:value-type="float" office:value="0.7136">
            <text:p>0.7136</text:p>
          </table:table-cell>
          <table:table-cell office:value-type="float" office:value="1">
            <text:p>1</text:p>
          </table:table-cell>
          <table:table-cell table:formula="of:=700*[.E3]" office:value-type="float" office:value="700">
            <text:p>700</text:p>
          </table:table-cell>
          <table:table-cell table:formula="of:=[.E3]*[.D3]" office:value-type="float" office:value="0.7136">
            <text:p>0.71</text:p>
          </table:table-cell>
          <table:table-cell office:value-type="float" office:value="0">
            <text:p>0</text:p>
          </table:table-cell>
          <table:table-cell table:formula="of:=[.F3]-[.H3]" office:value-type="float" office:value="700">
            <text:p>700</text:p>
          </table:table-cell>
          <table:table-cell table:number-columns-repeated="2" office:value-type="float" office:value="1000">
            <text:p>1000</text:p>
          </table:table-cell>
          <table:table-cell table:formula="of:=[.K3]*[.D3]" office:value-type="float" office:value="713.6">
            <text:p>713.6</text:p>
          </table:table-cell>
        </table:table-row>
        <table:table-row table:style-name="ro1">
          <table:table-cell office:value-type="string">
            <text:p>Right angle conn</text:p>
          </table:table-cell>
          <table:table-cell office:value-type="string">
            <text:p>0.015 uin min gold plating, 8 to 9 mm length</text:p>
          </table:table-cell>
          <table:table-cell office:value-type="string">
            <text:p>WM50026-05-ND</text:p>
          </table:table-cell>
          <table:table-cell office:value-type="float" office:value="0.25196">
            <text:p>0.2520</text:p>
          </table:table-cell>
          <table:table-cell office:value-type="float" office:value="1">
            <text:p>1</text:p>
          </table:table-cell>
          <table:table-cell table:formula="of:=700*[.E4]" office:value-type="float" office:value="700">
            <text:p>700</text:p>
          </table:table-cell>
          <table:table-cell table:formula="of:=[.E4]*[.D4]" office:value-type="float" office:value="0.25196">
            <text:p>0.25</text:p>
          </table:table-cell>
          <table:table-cell office:value-type="float" office:value="0">
            <text:p>0</text:p>
          </table:table-cell>
          <table:table-cell table:formula="of:=[.F4]-[.H4]" office:value-type="float" office:value="700">
            <text:p>70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table:formula="of:=[.K4]*[.D4]" office:value-type="float" office:value="176.372">
            <text:p>176.37</text:p>
          </table:table-cell>
        </table:table-row>
        <table:table-row table:style-name="ro1">
          <table:table-cell office:value-type="string">
            <text:p>LED - green</text:p>
          </table:table-cell>
          <table:table-cell office:value-type="string">
            <text:p>Right angle</text:p>
          </table:table-cell>
          <table:table-cell office:value-type="string">
            <text:p>160-1478-1-ND</text:p>
          </table:table-cell>
          <table:table-cell office:value-type="float" office:value="0.04324">
            <text:p>0.0432</text:p>
          </table:table-cell>
          <table:table-cell office:value-type="float" office:value="1">
            <text:p>1</text:p>
          </table:table-cell>
          <table:table-cell table:formula="of:=700*[.E5]" office:value-type="float" office:value="700">
            <text:p>700</text:p>
          </table:table-cell>
          <table:table-cell table:formula="of:=[.E5]*[.D5]" office:value-type="float" office:value="0.04324">
            <text:p>0.04</text:p>
          </table:table-cell>
          <table:table-cell office:value-type="float" office:value="0">
            <text:p>0</text:p>
          </table:table-cell>
          <table:table-cell table:formula="of:=[.F5]-[.H5]" office:value-type="float" office:value="700">
            <text:p>700</text:p>
          </table:table-cell>
          <table:table-cell table:number-columns-repeated="2" office:value-type="float" office:value="4000">
            <text:p>4000</text:p>
          </table:table-cell>
          <table:table-cell table:formula="of:=[.K5]*[.D5]" office:value-type="float" office:value="172.96">
            <text:p>172.96</text:p>
          </table:table-cell>
        </table:table-row>
        <table:table-row table:style-name="ro1">
          <table:table-cell office:value-type="string">
            <text:p>LED - white</text:p>
          </table:table-cell>
          <table:table-cell/>
          <table:table-cell office:value-type="string">
            <text:p>732-5660-2-ND</text:p>
          </table:table-cell>
          <table:table-cell office:value-type="float" office:value="0.133">
            <text:p>0.1330</text:p>
          </table:table-cell>
          <table:table-cell office:value-type="float" office:value="6">
            <text:p>6</text:p>
          </table:table-cell>
          <table:table-cell table:formula="of:=700*[.E6]" office:value-type="float" office:value="4200">
            <text:p>4200</text:p>
          </table:table-cell>
          <table:table-cell table:formula="of:=[.E6]*[.D6]" office:value-type="float" office:value="0.798">
            <text:p>0.8</text:p>
          </table:table-cell>
          <table:table-cell office:value-type="float" office:value="6000">
            <text:p>6000</text:p>
          </table:table-cell>
          <table:table-cell table:formula="of:=[.F6]-[.H6]" office:value-type="float" office:value="-1800">
            <text:p>-180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table:formula="of:=[.K6]*[.D6]" office:value-type="float" office:value="0">
            <text:p>0</text:p>
          </table:table-cell>
        </table:table-row>
        <table:table-row table:style-name="ro1">
          <table:table-cell office:value-type="string">
            <text:p>LED PCB</text:p>
          </table:table-cell>
          <table:table-cell office:value-type="string">
            <text:p>The actual PCB</text:p>
          </table:table-cell>
          <table:table-cell office:value-type="string">
            <text:p>-</text:p>
          </table:table-cell>
          <table:table-cell office:value-type="float" office:value="0.54">
            <text:p>0.5400</text:p>
          </table:table-cell>
          <table:table-cell office:value-type="float" office:value="1">
            <text:p>1</text:p>
          </table:table-cell>
          <table:table-cell table:formula="of:=700*[.E7]" office:value-type="float" office:value="700">
            <text:p>700</text:p>
          </table:table-cell>
          <table:table-cell table:formula="of:=[.E7]*[.D7]" office:value-type="float" office:value="0.54">
            <text:p>0.54</text:p>
          </table:table-cell>
          <table:table-cell office:value-type="float" office:value="0">
            <text:p>0</text:p>
          </table:table-cell>
          <table:table-cell table:formula="of:=[.F7]-[.H7]" office:value-type="float" office:value="700">
            <text:p>7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formula="of:=[.K7]*[.D7]" office:value-type="float" office:value="540">
            <text:p>54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$(nom)/PCB</text:p>
          </table:table-cell>
          <table:table-cell table:formula="of:=SUM([.G2:.G8])" office:value-type="float" office:value="2.9276">
            <text:p>2.93</text:p>
          </table:table-cell>
          <table:table-cell table:number-columns-repeated="5"/>
        </table:table-row>
        <table:table-row table:style-name="ro1" table:number-rows-repeated="104856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FULL BOM EXPORT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ce4"/>
        <table:table-column table:style-name="co18" table:default-cell-style-name="ce5"/>
        <table:table-column table:style-name="co2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18" table:default-cell-style-name="Default"/>
        <table:table-row table:style-name="ro4">
          <table:table-cell office:value-type="string">
            <text:p>Part</text:p>
          </table:table-cell>
          <table:table-cell office:value-type="string">
            <text:p>Note</text:p>
          </table:table-cell>
          <table:table-cell office:value-type="string">
            <text:p>Digikey PN</text:p>
          </table:table-cell>
          <table:table-cell office:value-type="string">
            <text:p>$@QTY</text:p>
          </table:table-cell>
          <table:table-cell office:value-type="string">
            <text:p>QTY</text:p>
            <text:p>/GG</text:p>
          </table:table-cell>
          <table:table-cell office:value-type="string">
            <text:p>QTY in</text:p>
            <text:p>700 GG3s</text:p>
          </table:table-cell>
          <table:table-cell office:value-type="string">
            <text:p>nominal $</text:p>
            <text:p>per GG3</text:p>
          </table:table-cell>
          <table:table-cell office:value-type="string">
            <text:p>Leftover</text:p>
            <text:p>GG2 QTY</text:p>
          </table:table-cell>
          <table:table-cell office:value-type="string">
            <text:p>QTY needed</text:p>
            <text:p>for 700 GG3s</text:p>
          </table:table-cell>
          <table:table-cell office:value-type="string">
            <text:p>purchased</text:p>
            <text:p>in multiples of</text:p>
          </table:table-cell>
          <table:table-cell office:value-type="string">
            <text:p>Recommended</text:p>
            <text:p>QTY to buy</text:p>
            <text:p>in 1st order</text:p>
          </table:table-cell>
          <table:table-cell office:value-type="string">
            <text:p>$ for 1st</text:p>
            <text:p>order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7" office:value-type="string">
            <text:p>nominal $</text:p>
            <text:p>per GG3</text:p>
          </table:table-cell>
          <table:table-cell table:style-name="ce8" table:formula="of:=SUM([.G#REF!:.G#REF!])" office:value-type="float" office:value="0">
            <text:p>#REF!</text:p>
          </table:table-cell>
          <table:table-cell table:number-columns-repeated="5"/>
        </table:table-row>
      </table:table>
      <table:database-ranges>
        <table:database-range table:target-range-address="'SMT P&amp;P (ONLY)'.A4:'SMT P&amp;P (ONLY)'.R4" table:contains-header="false">
          <table:sort>
            <table:sort-by table:field-number="2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7">11/17/2019</text:date>, <text:time>17:2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date>2019-11-17T17:25:56</dc:date>
    <dc:creator>John </dc:creator>
    <meta:editing-duration>P2DT8H13M23S</meta:editing-duration>
    <meta:editing-cycles>21</meta:editing-cycles>
    <meta:document-statistic meta:table-count="3" meta:cell-count="127" meta:object-count="0"/>
  </office:meta>
</office:document-meta>
</file>